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5.41866666666667cm" style:use-optimal-column-width="true"/>
    </style:style>
    <style:style style:name="co2" style:family="table-column">
      <style:table-column-properties fo:break-before="auto" style:column-width="24.2146666666667cm" style:use-optimal-column-width="true"/>
    </style:style>
    <style:style style:name="co3" style:family="table-column">
      <style:table-column-properties fo:break-before="auto" style:column-width="2.51883333333333cm" style:use-optimal-column-width="true"/>
    </style:style>
    <style:style style:name="co4" style:family="table-column">
      <style:table-column-properties fo:break-before="auto" style:column-width="1.86266666666667cm"/>
    </style:style>
    <style:style style:name="co5" style:family="table-column">
      <style:table-column-properties fo:break-before="auto" style:column-width="2.26483333333333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2">
            <text:p>Name</text:p>
          </table:table-cell>
          <table:table-cell office:value-type="string" table:style-name="ce2">
            <text:p>Address</text:p>
          </table:table-cell>
          <table:table-cell office:value-type="string" table:style-name="ce2">
            <text:p>Lat</text:p>
          </table:table-cell>
          <table:table-cell office:value-type="string" table:style-name="ce2">
            <text:p>Long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Kalkaji</text:p>
          </table:table-cell>
          <table:table-cell office:value-type="string" table:style-name="ce1">
            <text:p>H-12A, Kalkaji Main Rd, near Deshbandhu College, Block H, Kalkaji, New Delhi, Delhi 110019</text:p>
          </table:table-cell>
          <table:table-cell office:value-type="float" office:value="28.5402457168802" table:style-name="ce1">
            <text:p>28.54024572</text:p>
          </table:table-cell>
          <table:table-cell office:value-type="float" office:value="77.257696533897004" table:style-name="ce1">
            <text:p>77.2576965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Jungpura Extension</text:p>
          </table:table-cell>
          <table:table-cell office:value-type="string" table:style-name="ce1">
            <text:p>Shop No 2, Ground Floor, Eros Cinema Building, 3, Hakikat Rai Marg, Jungpura Extension, New Delhi, Delhi 110014</text:p>
          </table:table-cell>
          <table:table-cell office:value-type="float" office:value="28.581247160934701" table:style-name="ce1">
            <text:p>28.58124716</text:p>
          </table:table-cell>
          <table:table-cell office:value-type="float" office:value="77.241974900013901" table:style-name="ce1">
            <text:p>77.241974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Ansal Plaza</text:p>
          </table:table-cell>
          <table:table-cell office:value-type="string" table:style-name="ce1">
            <text:p>BG02, August Kranti Marg, Hudco Place, Andrews Ganj Extension, New Delhi, Delhi 110049</text:p>
          </table:table-cell>
          <table:table-cell office:value-type="float" office:value="28.563084417051201" table:style-name="ce1">
            <text:p>28.56308442</text:p>
          </table:table-cell>
          <table:table-cell office:value-type="float" office:value="77.224353429461701" table:style-name="ce1">
            <text:p>77.2243534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Lajpat Nagar III</text:p>
          </table:table-cell>
          <table:table-cell office:value-type="string" table:style-name="ce1">
            <text:p>TDI Westside Mall, Block I, Lajpat Nagar III, Lajpat Nagar, Alankar, New Delhi, Delhi 110024</text:p>
          </table:table-cell>
          <table:table-cell office:value-type="float" office:value="28.567989005758001" table:style-name="ce1">
            <text:p>28.56798901</text:p>
          </table:table-cell>
          <table:table-cell office:value-type="float" office:value="77.2412275116708" table:style-name="ce1">
            <text:p>77.2412275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South Ext I</text:p>
          </table:table-cell>
          <table:table-cell office:value-type="string" table:style-name="ce1">
            <text:p>NDSE-1 G-8, E32, Ring Rd, South Extension I, New Delhi, Delhi 110049</text:p>
          </table:table-cell>
          <table:table-cell office:value-type="float" office:value="28.568431861377999" table:style-name="ce1">
            <text:p>28.56843186</text:p>
          </table:table-cell>
          <table:table-cell office:value-type="float" office:value="77.219313300013894" table:style-name="ce1">
            <text:p>77.219313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Chippy Wada</text:p>
          </table:table-cell>
          <table:table-cell office:value-type="string" table:style-name="ce1">
            <text:p>Commercial Complex-II, Kumar Theatre, 1888-89, Chandni Chowk Rd, Chhippy Wada, New Delhi, Delhi 110006</text:p>
          </table:table-cell>
          <table:table-cell office:value-type="float" office:value="28.656319943638501" table:style-name="ce1">
            <text:p>28.65631994</text:p>
          </table:table-cell>
          <table:table-cell office:value-type="float" office:value="77.234079829461606" table:style-name="ce1">
            <text:p>77.2340798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Sarojini Nagar</text:p>
          </table:table-cell>
          <table:table-cell office:value-type="string" table:style-name="ce1">
            <text:p>110 Shop No, DLF South Square Mall, 102B, 109, 34, Block G, Sarojini Nagar, New Delhi, Delhi 110025</text:p>
          </table:table-cell>
          <table:table-cell office:value-type="float" office:value="28.576070949710999" table:style-name="ce1">
            <text:p>28.57607095</text:p>
          </table:table-cell>
          <table:table-cell office:value-type="float" office:value="77.195075141118494" table:style-name="ce1">
            <text:p>77.1950751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Shahdra</text:p>
          </table:table-cell>
          <table:table-cell office:value-type="string" table:style-name="ce1">
            <text:p>Plot No. 29 &amp; 31, Shop no.7, 8 &amp; 9, Unity One Mall East CBD, Shahdara, Delhi, 110032</text:p>
          </table:table-cell>
          <table:table-cell office:value-type="float" office:value="28.660921585249199" table:style-name="ce1">
            <text:p>28.66092159</text:p>
          </table:table-cell>
          <table:table-cell office:value-type="float" office:value="77.297826541118496" table:style-name="ce1">
            <text:p>77.2978265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Paharganj</text:p>
          </table:table-cell>
          <table:table-cell office:value-type="string" table:style-name="ce1">
            <text:p>Block No. 5 Plot No. 4 Desh Bandhu Gupta Road Near Sheila Cinema, Arya Nagar, Paharganj, New Delhi, Delhi 110055</text:p>
          </table:table-cell>
          <table:table-cell office:value-type="float" office:value="28.645035259179" table:style-name="ce1">
            <text:p>28.64503526</text:p>
          </table:table-cell>
          <table:table-cell office:value-type="float" office:value="77.213936830072797" table:style-name="ce1">
            <text:p>77.2139368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Connaught Place</text:p>
          </table:table-cell>
          <table:table-cell office:value-type="string" table:style-name="ce1">
            <text:p>10, N Block, Connaught Circus, Connaught Place, New Delhi, Delhi 110001</text:p>
          </table:table-cell>
          <table:table-cell office:value-type="float" office:value="28.630217722743701" table:style-name="ce1">
            <text:p>28.63021772</text:p>
          </table:table-cell>
          <table:table-cell office:value-type="float" office:value="77.2201964178048" table:style-name="ce1">
            <text:p>77.2201964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Saket</text:p>
          </table:table-cell>
          <table:table-cell office:value-type="string" table:style-name="ce1">
            <text:p>2, Community Center, Ashok Vihar, Saket, New Delhi, Delhi 110017</text:p>
          </table:table-cell>
          <table:table-cell office:value-type="float" office:value="28.5234398187139" table:style-name="ce1">
            <text:p>28.52343982</text:p>
          </table:table-cell>
          <table:table-cell office:value-type="float" office:value="77.207405400013897" table:style-name="ce1">
            <text:p>77.207405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South Ext. Block G</text:p>
          </table:table-cell>
          <table:table-cell office:value-type="string" table:style-name="ce1">
            <text:p>G-4, Har Gyan Singh Arya Marg, South Extension, Block G, New Delhi, Delhi 110049</text:p>
          </table:table-cell>
          <table:table-cell office:value-type="float" office:value="28.569543827876" table:style-name="ce1">
            <text:p>28.56954383</text:p>
          </table:table-cell>
          <table:table-cell office:value-type="float" office:value="77.219813988357103" table:style-name="ce1">
            <text:p>77.2198139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Karol Bagh</text:p>
          </table:table-cell>
          <table:table-cell office:value-type="string" table:style-name="ce1">
            <text:p>5/76 Padam Singh Road West, Ajmal Khan Rd, Near Tanishq Jewellery - Delhi - Karolbagh, Karol Bagh, Delhi, 110005</text:p>
          </table:table-cell>
          <table:table-cell office:value-type="float" office:value="28.6481914712042" table:style-name="ce1">
            <text:p>28.64819147</text:p>
          </table:table-cell>
          <table:table-cell office:value-type="float" office:value="77.190324411670801" table:style-name="ce1">
            <text:p>77.1903244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Laxmi Nagar</text:p>
          </table:table-cell>
          <table:table-cell office:value-type="string" table:style-name="ce1">
            <text:p>Shop No. 98/107, Ground floor, V3S East Center Mall Plot No. 12, Laxmi Nagar, Preet Vihar, New Delhi, Delhi 110092</text:p>
          </table:table-cell>
          <table:table-cell office:value-type="float" office:value="28.6371856450879" table:style-name="ce1">
            <text:p>28.63718565</text:p>
          </table:table-cell>
          <table:table-cell office:value-type="float" office:value="77.286614058909393" table:style-name="ce1">
            <text:p>77.2866140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Vasant Vihar</text:p>
          </table:table-cell>
          <table:table-cell office:value-type="string" table:style-name="ce1">
            <text:p>47, Munirka Marg, Near Community Centre, Basant Lok, Vasant Vihar, New Delhi, Delhi 110057</text:p>
          </table:table-cell>
          <table:table-cell office:value-type="float" office:value="28.557497840085599" table:style-name="ce1">
            <text:p>28.55749784</text:p>
          </table:table-cell>
          <table:table-cell office:value-type="float" office:value="77.163577111670804" table:style-name="ce1">
            <text:p>77.1635771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NFC</text:p>
          </table:table-cell>
          <table:table-cell office:value-type="string" table:style-name="ce1">
            <text:p>Shop No.- 17-24, Maulana Mohammad Ali Jauhar Marg, New Friends Colony, Delhi 110025</text:p>
          </table:table-cell>
          <table:table-cell office:value-type="float" office:value="28.561504417117501" table:style-name="ce1">
            <text:p>28.56150442</text:p>
          </table:table-cell>
          <table:table-cell office:value-type="float" office:value="77.2689979883571" table:style-name="ce1">
            <text:p>77.2689979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Rajendra Place</text:p>
          </table:table-cell>
          <table:table-cell office:value-type="string" table:style-name="ce1">
            <text:p>Ground Floor, Rachna Cinema Complex 2, Rajendra Place, New Delhi, Delhi 110008</text:p>
          </table:table-cell>
          <table:table-cell office:value-type="float" office:value="28.642701533164299" table:style-name="ce1">
            <text:p>28.64270153</text:p>
          </table:table-cell>
          <table:table-cell office:value-type="float" office:value="77.177020670566193" table:style-name="ce1">
            <text:p>77.1770206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Shahdra</text:p>
          </table:table-cell>
          <table:table-cell office:value-type="string" table:style-name="ce1">
            <text:p>Plot, Street Number 9B, Vishwas Nagar Extension, &amp; C CBD, Shahdara, Delhi, 110032</text:p>
          </table:table-cell>
          <table:table-cell office:value-type="float" office:value="28.658282378269799" table:style-name="ce1">
            <text:p>28.65828238</text:p>
          </table:table-cell>
          <table:table-cell office:value-type="float" office:value="77.302822247252493" table:style-name="ce1">
            <text:p>77.3028222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Janpath</text:p>
          </table:table-cell>
          <table:table-cell office:value-type="string" table:style-name="ce1">
            <text:p>Shop No. 42, Tolstoy Rd, Atul Grove Road, Janpath, Connaught Place, New Delhi, Delhi 110001</text:p>
          </table:table-cell>
          <table:table-cell office:value-type="float" office:value="28.626580957306199" table:style-name="ce1">
            <text:p>28.62658096</text:p>
          </table:table-cell>
          <table:table-cell office:value-type="float" office:value="77.219610958909399" table:style-name="ce1">
            <text:p>77.2196109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Nirman Vihar</text:p>
          </table:table-cell>
          <table:table-cell office:value-type="string" table:style-name="ce1">
            <text:p>J7PP+2V8, Block C, Nirman Vihar, Preet Vihar, New Delhi, Delhi, 110092</text:p>
          </table:table-cell>
          <table:table-cell office:value-type="float" office:value="28.635034068176498" table:style-name="ce1">
            <text:p>28.63503407</text:p>
          </table:table-cell>
          <table:table-cell office:value-type="float" office:value="77.2872040883571" table:style-name="ce1">
            <text:p>77.2872040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Dilshad Garden</text:p>
          </table:table-cell>
          <table:table-cell office:value-type="string" table:style-name="ce1">
            <text:p>G-2A, Ground Floor, Unit No. 104, First Floor, Near Dilshad Garden Metro Station, Delhi, 110095</text:p>
          </table:table-cell>
          <table:table-cell office:value-type="float" office:value="28.6759230655375" table:style-name="ce1">
            <text:p>28.67592307</text:p>
          </table:table-cell>
          <table:table-cell office:value-type="float" office:value="77.321889329461698" table:style-name="ce1">
            <text:p>77.3218893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T3 Domestic</text:p>
          </table:table-cell>
          <table:table-cell office:value-type="string" table:style-name="ce1">
            <text:p>Terminal 3, D-40, Food Court, Domestic Terminal of, Delhi 110037</text:p>
          </table:table-cell>
          <table:table-cell office:value-type="float" office:value="28.555734918191298" table:style-name="ce1">
            <text:p>28.55573492</text:p>
          </table:table-cell>
          <table:table-cell office:value-type="float" office:value="77.0994628705662" table:style-name="ce1">
            <text:p>77.0994628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Jasola Metro</text:p>
          </table:table-cell>
          <table:table-cell office:value-type="string" table:style-name="ce1">
            <text:p>Jasola Apollo Metro Station, Pedestrian Opas, Jasola, New Delhi, Delhi 110076</text:p>
          </table:table-cell>
          <table:table-cell office:value-type="float" office:value="28.5377985526016" table:style-name="ce1">
            <text:p>28.53779855</text:p>
          </table:table-cell>
          <table:table-cell office:value-type="float" office:value="77.283214029461703" table:style-name="ce1">
            <text:p>77.2832140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Nehru Place</text:p>
          </table:table-cell>
          <table:table-cell office:value-type="string" table:style-name="ce1">
            <text:p>Shop No. 1, Satyam Cinema Complex, Plot, Street Number 45, Nehru Place, New Delhi, Delhi 110019</text:p>
          </table:table-cell>
          <table:table-cell office:value-type="float" office:value="28.550153229693901" table:style-name="ce1">
            <text:p>28.55015323</text:p>
          </table:table-cell>
          <table:table-cell office:value-type="float" office:value="77.251136941118503" table:style-name="ce1">
            <text:p>77.2511369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Naraina</text:p>
          </table:table-cell>
          <table:table-cell office:value-type="string" table:style-name="ce1">
            <text:p>Plot No 1, Community Center, Goswami Girdhari Lal Marg, Naraina Industrial Area Phase 1, Naraina, New Delhi, Delhi 110028</text:p>
          </table:table-cell>
          <table:table-cell office:value-type="float" office:value="28.632737968324601" table:style-name="ce1">
            <text:p>28.63273797</text:p>
          </table:table-cell>
          <table:table-cell office:value-type="float" office:value="77.138709900013893" table:style-name="ce1">
            <text:p>77.138709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Kashmere Gate</text:p>
          </table:table-cell>
          <table:table-cell office:value-type="string" table:style-name="ce1">
            <text:p>M69H+2MM, Metro Station Approach Road, Inter State Bus Terminal, Kashmere Gate, Delhi, 110006</text:p>
          </table:table-cell>
          <table:table-cell office:value-type="float" office:value="28.667600866074899" table:style-name="ce1">
            <text:p>28.66760087</text:p>
          </table:table-cell>
          <table:table-cell office:value-type="float" office:value="77.229187770566199" table:style-name="ce1">
            <text:p>77.2291877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Shalimar Bagh</text:p>
          </table:table-cell>
          <table:table-cell office:value-type="string" table:style-name="ce1">
            <text:p>Plot No 2, B Block, Community Center, Block BD, West Shalimar Bagh, Shalimar Bagh, New Delhi, Delhi, 110088</text:p>
          </table:table-cell>
          <table:table-cell office:value-type="float" office:value="28.7133114679018" table:style-name="ce1">
            <text:p>28.71331147</text:p>
          </table:table-cell>
          <table:table-cell office:value-type="float" office:value="77.157797988357103" table:style-name="ce1">
            <text:p>77.1577979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Vasant Kunj II</text:p>
          </table:table-cell>
          <table:table-cell office:value-type="string" table:style-name="ce1">
            <text:p>Nelson Mandela Marg, Vasant Kunj II, Vasant Kunj, New Delhi, Delhi 110070</text:p>
          </table:table-cell>
          <table:table-cell office:value-type="float" office:value="28.5426285194009" table:style-name="ce1">
            <text:p>28.54262852</text:p>
          </table:table-cell>
          <table:table-cell office:value-type="float" office:value="77.1555253116708" table:style-name="ce1">
            <text:p>77.1555253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Sec B, Vasant Kunj</text:p>
          </table:table-cell>
          <table:table-cell office:value-type="string" table:style-name="ce1">
            <text:p>8, Pocket 10, Sector B, Vasant Kunj, New Delhi, Delhi 110070</text:p>
          </table:table-cell>
          <table:table-cell office:value-type="float" office:value="28.5338410073816" table:style-name="ce1">
            <text:p>28.53384101</text:p>
          </table:table-cell>
          <table:table-cell office:value-type="float" office:value="77.152635670566198" table:style-name="ce1">
            <text:p>77.1526356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’s Barakhamba</text:p>
          </table:table-cell>
          <table:table-cell office:value-type="string" table:style-name="ce1">
            <text:p>KG Marg, Atul Grove Road, Janpath, Barakhamba, New Delhi, Delhi 110001</text:p>
          </table:table-cell>
          <table:table-cell office:value-type="float" office:value="28.630153579926802" table:style-name="ce1">
            <text:p>28.63015358</text:p>
          </table:table-cell>
          <table:table-cell office:value-type="float" office:value="77.221805358909407" table:style-name="ce1">
            <text:p>77.2218053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Sec 3 Rohini</text:p>
          </table:table-cell>
          <table:table-cell office:value-type="string" table:style-name="ce1">
            <text:p>16, Manglam Palace, DDA Central Market, Sector 3, Rohini, Delhi, 110085</text:p>
          </table:table-cell>
          <table:table-cell office:value-type="float" office:value="28.701043763914502" table:style-name="ce1">
            <text:p>28.70104376</text:p>
          </table:table-cell>
          <table:table-cell office:value-type="float" office:value="77.116744047252496" table:style-name="ce1">
            <text:p>77.1167440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Punjabi Bagh (West)</text:p>
          </table:table-cell>
          <table:table-cell office:value-type="string" table:style-name="ce1">
            <text:p>23, Central Market, 23, Vashisht Kumar Gulla Marg, West Punjabi Bagh, Punjabi Bagh, Delhi, 110026</text:p>
          </table:table-cell>
          <table:table-cell office:value-type="float" office:value="28.6703937387501" table:style-name="ce1">
            <text:p>28.67039374</text:p>
          </table:table-cell>
          <table:table-cell office:value-type="float" office:value="77.133180959520502" table:style-name="ce1">
            <text:p>77.1331809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Sec 18 Noida</text:p>
          </table:table-cell>
          <table:table-cell office:value-type="string" table:style-name="ce1">
            <text:p>P-16, Maharaja Agrasen Marg, Atta Market, Pocket I, Sector 18, Noida, Uttar Pradesh 201301</text:p>
          </table:table-cell>
          <table:table-cell office:value-type="float" office:value="28.5690908282109" table:style-name="ce1">
            <text:p>28.56909083</text:p>
          </table:table-cell>
          <table:table-cell office:value-type="float" office:value="77.324521270566194" table:style-name="ce1">
            <text:p>77.3245212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Kamla Nagar</text:p>
          </table:table-cell>
          <table:table-cell office:value-type="string" table:style-name="ce1">
            <text:p>41, Bungalow Rd, Block UA, Jawahar Nagar, Kamla Nagar, Delhi, 110007</text:p>
          </table:table-cell>
          <table:table-cell office:value-type="float" office:value="28.681026865207901" table:style-name="ce1">
            <text:p>28.68102687</text:p>
          </table:table-cell>
          <table:table-cell office:value-type="float" office:value="77.207715170566203" table:style-name="ce1">
            <text:p>77.2077151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Connaught Circus</text:p>
          </table:table-cell>
          <table:table-cell office:value-type="string" table:style-name="ce1">
            <text:p>J6J8+6WV, Connaught Circus, beside Shree Leather, Hanuman Road Area, Connaught Place, New Delhi, Delhi 110001</text:p>
          </table:table-cell>
          <table:table-cell office:value-type="float" office:value="28.630613802775901" table:style-name="ce1">
            <text:p>28.6306138</text:p>
          </table:table-cell>
          <table:table-cell office:value-type="float" office:value="77.217287517804806" table:style-name="ce1">
            <text:p>77.2172875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Rajouri Garden</text:p>
          </table:table-cell>
          <table:table-cell office:value-type="string" table:style-name="ce1">
            <text:p>Vishal Cinema Complex, Rajouri Garden, New Delhi- 110027, Delhi, 110027</text:p>
          </table:table-cell>
          <table:table-cell office:value-type="float" office:value="28.650058728641302" table:style-name="ce1">
            <text:p>28.65005873</text:p>
          </table:table-cell>
          <table:table-cell office:value-type="float" office:value="77.120917999402806" table:style-name="ce1">
            <text:p>77.120918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Pitampura</text:p>
          </table:table-cell>
          <table:table-cell office:value-type="string" table:style-name="ce1">
            <text:p>M2K Multiplex , Community Centre, Road No. 44, Pitampura, New Delhi, Delhi 110034</text:p>
          </table:table-cell>
          <table:table-cell office:value-type="float" office:value="28.689380199972099" table:style-name="ce1">
            <text:p>28.6893802</text:p>
          </table:table-cell>
          <table:table-cell office:value-type="float" office:value="77.133295858909406" table:style-name="ce1">
            <text:p>77.1332958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Ambience Mall Delhi</text:p>
          </table:table-cell>
          <table:table-cell office:value-type="string" table:style-name="ce1">
            <text:p>Ambience Mall, T-310 phase-2, Nelson Mandela Road, Vasant Kunj, Delhi, 110070</text:p>
          </table:table-cell>
          <table:table-cell office:value-type="float" office:value="28.5411652945314" table:style-name="ce1">
            <text:p>28.54116529</text:p>
          </table:table-cell>
          <table:table-cell office:value-type="float" office:value="77.154974800013903" table:style-name="ce1">
            <text:p>77.1549748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’s Sec 10 Rohini</text:p>
          </table:table-cell>
          <table:table-cell office:value-type="string" table:style-name="ce1">
            <text:p>Delhi D-Mall Rohini:- Plot No. 1B5, Twin District Center D-Mall, Sector 10, Rohini, New Delhi, Delhi 110085</text:p>
          </table:table-cell>
          <table:table-cell office:value-type="float" office:value="28.716566919861901" table:style-name="ce1">
            <text:p>28.71656692</text:p>
          </table:table-cell>
          <table:table-cell office:value-type="float" office:value="77.113693829461695" table:style-name="ce1">
            <text:p>77.1136938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South Ex</text:p>
          </table:table-cell>
          <table:table-cell office:value-type="string" table:style-name="ce1">
            <text:p>P90, North West Rd, South Extension, Hudco Place, Block P, Andrews Ganj, New Delhi, Delhi 110049</text:p>
          </table:table-cell>
          <table:table-cell office:value-type="float" office:value="28.5631345728086" table:style-name="ce1">
            <text:p>28.56313457</text:p>
          </table:table-cell>
          <table:table-cell office:value-type="float" office:value="77.224310482223103" table:style-name="ce1">
            <text:p>77.22431048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Ashok Nagar</text:p>
          </table:table-cell>
          <table:table-cell office:value-type="string" table:style-name="ce1">
            <text:p>30/4, 30/4A, Double Storey, Tehar-II, Ashok Nagar, New Delhi, Delhi, 110018</text:p>
          </table:table-cell>
          <table:table-cell office:value-type="float" office:value="28.636427213969501" table:style-name="ce1">
            <text:p>28.63642721</text:p>
          </table:table-cell>
          <table:table-cell office:value-type="float" office:value="77.097348841118503" table:style-name="ce1">
            <text:p>77.0973488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s IGI</text:p>
          </table:table-cell>
          <table:table-cell office:value-type="string" table:style-name="ce1">
            <text:p>H33M+CMM, Indira Gandhi International Airport, New Delhi, Delhi 110037</text:p>
          </table:table-cell>
          <table:table-cell office:value-type="float" office:value="28.553592085369001" table:style-name="ce1">
            <text:p>28.55359209</text:p>
          </table:table-cell>
          <table:table-cell office:value-type="float" office:value="77.084173500013904" table:style-name="ce1">
            <text:p>77.084173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Sec 24 Gurugram</text:p>
          </table:table-cell>
          <table:table-cell office:value-type="string" table:style-name="ce1">
            <text:p>Delhi - Jaipur Expy, Ambience Island, DLF Phase 3, Sector 24, Gurugram, Haryana 122010</text:p>
          </table:table-cell>
          <table:table-cell office:value-type="float" office:value="28.502900065957601" table:style-name="ce1">
            <text:p>28.50290007</text:p>
          </table:table-cell>
          <table:table-cell office:value-type="float" office:value="77.097248170566203" table:style-name="ce1">
            <text:p>77.0972481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Sec 12 Rohini</text:p>
          </table:table-cell>
          <table:table-cell office:value-type="string" table:style-name="ce1">
            <text:p>P4F7+H6X, Swarn Jayanti Park, Sector 12, Rohini, Delhi, 110085</text:p>
          </table:table-cell>
          <table:table-cell office:value-type="float" office:value="28.7239990026175" table:style-name="ce1">
            <text:p>28.723999</text:p>
          </table:table-cell>
          <table:table-cell office:value-type="float" office:value="77.113115123327702" table:style-name="ce1">
            <text:p>77.1131151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Janakpuri District Centre</text:p>
          </table:table-cell>
          <table:table-cell office:value-type="string" table:style-name="ce1">
            <text:p>Janak Palace R1, Janakpuri District Center, Janakpuri, New Delhi, Delhi 110058</text:p>
          </table:table-cell>
          <table:table-cell office:value-type="float" office:value="28.629771179949302" table:style-name="ce1">
            <text:p>28.62977118</text:p>
          </table:table-cell>
          <table:table-cell office:value-type="float" office:value="77.081843541118502" table:style-name="ce1">
            <text:p>77.0818435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’s Kaushambi</text:p>
          </table:table-cell>
          <table:table-cell office:value-type="string" table:style-name="ce1">
            <text:p>1, Kaushambi Rd, Anand Vihar, Kaushambi, Ghaziabad, Uttar Pradesh 201010</text:p>
          </table:table-cell>
          <table:table-cell office:value-type="float" office:value="28.641219014831499" table:style-name="ce1">
            <text:p>28.64121901</text:p>
          </table:table-cell>
          <table:table-cell office:value-type="float" office:value="77.317173888357104" table:style-name="ce1">
            <text:p>77.3171738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Paschim Vihar</text:p>
          </table:table-cell>
          <table:table-cell office:value-type="string" table:style-name="ce1">
            <text:p>G - 1, Bhagwan Parshuram Marg, Block G, Pushkar Enclave, Paschim Vihar, Delhi, 110063</text:p>
          </table:table-cell>
          <table:table-cell office:value-type="float" office:value="28.6635178290569" table:style-name="ce1">
            <text:p>28.66351783</text:p>
          </table:table-cell>
          <table:table-cell office:value-type="float" office:value="77.092310887727706" table:style-name="ce1">
            <text:p>77.09231089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Mandi House</text:p>
          </table:table-cell>
          <table:table-cell office:value-type="string" table:style-name="ce1">
            <text:p>Sarojini House, Bhagwan Das Rd, Bhagwan Das Lane, Mandi House, New Delhi, Delhi 110001</text:p>
          </table:table-cell>
          <table:table-cell office:value-type="float" office:value="28.622570846194201" table:style-name="ce1">
            <text:p>28.62257085</text:p>
          </table:table-cell>
          <table:table-cell office:value-type="float" office:value="77.2359519411185" table:style-name="ce1">
            <text:p>77.2359519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Pitampura Metro</text:p>
          </table:table-cell>
          <table:table-cell office:value-type="string" table:style-name="ce1">
            <text:p>M5W3+4Q3, Metro Station-Transport Department Zonal Office, Metro Station Transport Department Zonal Office, Pitampura, Delhi, 110034</text:p>
          </table:table-cell>
          <table:table-cell office:value-type="float" office:value="28.695260364288298" table:style-name="ce1">
            <text:p>28.69526036</text:p>
          </table:table-cell>
          <table:table-cell office:value-type="float" office:value="77.154411829461694" table:style-name="ce1">
            <text:p>77.1544118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Vikas Puri</text:p>
          </table:table-cell>
          <table:table-cell office:value-type="string" table:style-name="ce1">
            <text:p>6A-6B, Sonia Cinema Complex, Vikas Puri, New Delhi- 110018, Delhi, 110018</text:p>
          </table:table-cell>
          <table:table-cell office:value-type="float" office:value="28.638985110496499" table:style-name="ce1">
            <text:p>28.63898511</text:p>
          </table:table-cell>
          <table:table-cell office:value-type="float" office:value="77.074912200013898" table:style-name="ce1">
            <text:p>77.074912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Vaishali Metro</text:p>
          </table:table-cell>
          <table:table-cell office:value-type="string" table:style-name="ce1">
            <text:p>Mahagun Metro Mall Sector 3, Near Vaishali Metro Station, Uttar Pradesh 201005</text:p>
          </table:table-cell>
          <table:table-cell office:value-type="float" office:value="28.644853132989201" table:style-name="ce1">
            <text:p>28.64485313</text:p>
          </table:table-cell>
          <table:table-cell office:value-type="float" office:value="77.335014182223105" table:style-name="ce1">
            <text:p>77.33501418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Dwarka Laxmi Plaza</text:p>
          </table:table-cell>
          <table:table-cell office:value-type="string" table:style-name="ce1">
            <text:p>Laxmi Plaza, Shop no 3, Plot no 15, Main Rajapuri Rd, Dwarka, Delhi, 110078</text:p>
          </table:table-cell>
          <table:table-cell office:value-type="float" office:value="28.5947531258245" table:style-name="ce1">
            <text:p>28.59475313</text:p>
          </table:table-cell>
          <table:table-cell office:value-type="float" office:value="77.053442441118506" table:style-name="ce1">
            <text:p>77.0534424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s IGI T3</text:p>
          </table:table-cell>
          <table:table-cell office:value-type="string" table:style-name="ce1">
            <text:p>Domestic Departures IGI Airport T3 Road, New Delhi, Delhi 110037</text:p>
          </table:table-cell>
          <table:table-cell office:value-type="float" office:value="28.556153628362999" table:style-name="ce1">
            <text:p>28.55615363</text:p>
          </table:table-cell>
          <table:table-cell office:value-type="float" office:value="77.084042717804806" table:style-name="ce1">
            <text:p>77.08404272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Sector 35 Faridabad</text:p>
          </table:table-cell>
          <table:table-cell office:value-type="string" table:style-name="ce1">
            <text:p>Crown Interior Mall, Shop No 12-14,, Delhi Mathura Road, Sarai Khawaja Rd, Sector 35, Faridabad, Haryana 121003</text:p>
          </table:table-cell>
          <table:table-cell office:value-type="float" office:value="28.469338657763299" table:style-name="ce1">
            <text:p>28.46933866</text:p>
          </table:table-cell>
          <table:table-cell office:value-type="float" office:value="77.307435870566195" table:style-name="ce1">
            <text:p>77.3074358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GIP Sec 38 Noida</text:p>
          </table:table-cell>
          <table:table-cell office:value-type="string" table:style-name="ce1">
            <text:p>The Great India Place Mall, 3rd, Sector 38, Noida, Uttar Pradesh 201301</text:p>
          </table:table-cell>
          <table:table-cell office:value-type="float" office:value="28.567265650376299" table:style-name="ce1">
            <text:p>28.56726565</text:p>
          </table:table-cell>
          <table:table-cell office:value-type="float" office:value="77.325382758909399" table:style-name="ce1">
            <text:p>77.32538276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Kirti Nagar</text:p>
          </table:table-cell>
          <table:table-cell office:value-type="string" table:style-name="ce1">
            <text:p>Municipal Primary School,Chuna Bhatti, Jawahar Camp, Kirti Nagar, Delhi, 110028</text:p>
          </table:table-cell>
          <table:table-cell office:value-type="float" office:value="28.6393799206169" table:style-name="ce1">
            <text:p>28.63937992</text:p>
          </table:table-cell>
          <table:table-cell office:value-type="float" office:value="77.137765310448501" table:style-name="ce1">
            <text:p>77.13776531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Sector 38 Noida</text:p>
          </table:table-cell>
          <table:table-cell office:value-type="string" table:style-name="ce1">
            <text:p>TZ 101, World of wonder, Opp GIP Mall, Sector 38, Noida, Uttar Pradesh 201301</text:p>
          </table:table-cell>
          <table:table-cell office:value-type="float" office:value="28.566298606138201" table:style-name="ce1">
            <text:p>28.56629861</text:p>
          </table:table-cell>
          <table:table-cell office:value-type="float" office:value="77.325506352775406" table:style-name="ce1">
            <text:p>77.32550635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Sector 61 Noida</text:p>
          </table:table-cell>
          <table:table-cell office:value-type="string" table:style-name="ce1">
            <text:p>C-134-B Shopprix Mall, 232, Block C, Sector 61, Noida, Uttar Pradesh 201301</text:p>
          </table:table-cell>
          <table:table-cell office:value-type="float" office:value="28.597380591840899" table:style-name="ce1">
            <text:p>28.59738059</text:p>
          </table:table-cell>
          <table:table-cell office:value-type="float" office:value="77.364881041118494" table:style-name="ce1">
            <text:p>77.36488104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Ece House Barakhamba</text:p>
          </table:table-cell>
          <table:table-cell office:value-type="string" table:style-name="ce1">
            <text:p>Ece house, Barakhamba, New Delhi, Delhi 110001</text:p>
          </table:table-cell>
          <table:table-cell office:value-type="float" office:value="28.630047122758501" table:style-name="ce1">
            <text:p>28.63004712</text:p>
          </table:table-cell>
          <table:table-cell office:value-type="float" office:value="77.2224317000139" table:style-name="ce1">
            <text:p>77.222431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Sector 16 Noida</text:p>
          </table:table-cell>
          <table:table-cell office:value-type="string" table:style-name="ce1">
            <text:p>A-79 A Savoy Suits, Sector 16, Noida, Uttar Pradesh 201301</text:p>
          </table:table-cell>
          <table:table-cell office:value-type="float" office:value="28.580054204790802" table:style-name="ce1">
            <text:p>28.5800542</text:p>
          </table:table-cell>
          <table:table-cell office:value-type="float" office:value="77.315426229461593" table:style-name="ce1">
            <text:p>77.3154262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Metro Mall Dwarka</text:p>
          </table:table-cell>
          <table:table-cell office:value-type="string" table:style-name="ce1">
            <text:p>METRO MALL, Plot No. 08, Ground Floor, Eros, Sector 14 Dwarka, Dwarka, New Delhi, Delhi 110075</text:p>
          </table:table-cell>
          <table:table-cell office:value-type="float" office:value="28.601016825280599" table:style-name="ce1">
            <text:p>28.60101683</text:p>
          </table:table-cell>
          <table:table-cell office:value-type="float" office:value="77.026291800013894" table:style-name="ce1">
            <text:p>77.0262918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Kaushambi Metro</text:p>
          </table:table-cell>
          <table:table-cell office:value-type="string" table:style-name="ce1">
            <text:p>DMRC Kaushambi Metro Station, Ground Floor, Kaushambi, Ghaziabad, Uttar Pradesh 201010</text:p>
          </table:table-cell>
          <table:table-cell office:value-type="float" office:value="28.645542829236799" table:style-name="ce1">
            <text:p>28.64554283</text:p>
          </table:table-cell>
          <table:table-cell office:value-type="float" office:value="77.324062970566203" table:style-name="ce1">
            <text:p>77.32406297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Indirapuram, Ghaziabad</text:p>
          </table:table-cell>
          <table:table-cell office:value-type="string" table:style-name="ce1">
            <text:p>Shop No. 40, Ground Floor, Eros Market Place Plot No. 2, Shakti Khand 2, Indirapuram, Ghaziabad, Uttar Pradesh 201014</text:p>
          </table:table-cell>
          <table:table-cell office:value-type="float" office:value="28.6470578866886" table:style-name="ce1">
            <text:p>28.64705789</text:p>
          </table:table-cell>
          <table:table-cell office:value-type="float" office:value="77.375702529461705" table:style-name="ce1">
            <text:p>77.37570253</text:p>
          </table:table-cell>
          <table:table-cell table:number-columns-repeated="16380"/>
        </table:table-row>
        <table:table-row table:style-name="ro2">
          <table:table-cell office:value-type="string" table:style-name="ce1">
            <text:p>McDonald's Dwarka Sec 14</text:p>
          </table:table-cell>
          <table:table-cell office:value-type="string" table:style-name="ce1">
            <text:p>Pocket 1, Sector 14 Dwarka, Dwarka, Delhi, 110078</text:p>
          </table:table-cell>
          <table:table-cell office:value-type="float" office:value="28.601491936514201" table:style-name="ce1">
            <text:p>28.60149194</text:p>
          </table:table-cell>
          <table:table-cell office:value-type="float" office:value="77.030080382223105" table:style-name="ce1">
            <text:p>77.03008038</text:p>
          </table:table-cell>
          <table:table-cell table:number-columns-repeated="16380"/>
        </table:table-row>
        <table:table-row table:number-rows-repeated="1048511" table:style-name="ro2">
          <table:table-cell table:number-columns-repeated="16384"/>
        </table:table-row>
      </table:table>
      <table:table table:name="Sheet2" table:style-name="ta1">
        <table:table-column table:style-name="co5" table:default-cell-style-name="ce1"/>
        <table:table-column table:style-name="co4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1">
        <table:table-column table:style-name="co5" table:default-cell-style-name="ce1"/>
        <table:table-column table:style-name="co4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IN">
      <number:currency-symbol number:language="en" number:country="IN">Rs.</number:currency-symbol>
      <number:number number:decimal-places="2" number:min-decimal-places="2" number:min-integer-digits="1" number:grouping="true"/>
    </number:currency-style>
    <number:currency-style style:name="N36" number:language="en" number:country="IN">
      <style:text-properties fo:color="#FF0000"/>
      <number:text>-</number:text>
      <number:currency-symbol number:language="en" number:country="IN">Rs.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827</meta:generator>
    <dc:creator>Akhilesh Muraleedharan</dc:creator>
    <meta:creation-date>2023-10-11T10:51:36Z</meta:creation-date>
    <dc:date>2023-10-18T06:19:37Z</dc:date>
    <meta:editing-cycles>3</meta:editing-cycles>
    <meta:editing-duration>PT2950S</meta:editing-duration>
  </office:meta>
</office:document-meta>
</file>